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a62" officeooo:paragraph-rsid="0014da62"/>
    </style:style>
    <style:style style:name="P2" style:family="paragraph" style:parent-style-name="Standard">
      <style:text-properties officeooo:rsid="002ba213" officeooo:paragraph-rsid="002ba213"/>
    </style:style>
    <style:style style:name="T1" style:family="text">
      <style:text-properties officeooo:rsid="00155beb"/>
    </style:style>
    <style:style style:name="T2" style:family="text">
      <style:text-properties officeooo:rsid="0016de14"/>
    </style:style>
    <style:style style:name="T3" style:family="text">
      <style:text-properties officeooo:rsid="0016ec97"/>
    </style:style>
    <style:style style:name="T4" style:family="text">
      <style:text-properties officeooo:rsid="00189f30"/>
    </style:style>
    <style:style style:name="T5" style:family="text">
      <style:text-properties officeooo:rsid="00192fcb"/>
    </style:style>
    <style:style style:name="T6" style:family="text">
      <style:text-properties officeooo:rsid="001ad8ae"/>
    </style:style>
    <style:style style:name="T7" style:family="text">
      <style:text-properties officeooo:rsid="001beb7c"/>
    </style:style>
    <style:style style:name="T8" style:family="text">
      <style:text-properties officeooo:rsid="001d24a0"/>
    </style:style>
    <style:style style:name="T9" style:family="text">
      <style:text-properties officeooo:rsid="001e210b"/>
    </style:style>
    <style:style style:name="T10" style:family="text">
      <style:text-properties officeooo:rsid="001f6f1c"/>
    </style:style>
    <style:style style:name="T11" style:family="text">
      <style:text-properties officeooo:rsid="0020636b"/>
    </style:style>
    <style:style style:name="T12" style:family="text">
      <style:text-properties officeooo:rsid="002208a4"/>
    </style:style>
    <style:style style:name="T13" style:family="text">
      <style:text-properties officeooo:rsid="00238965"/>
    </style:style>
    <style:style style:name="T14" style:family="text">
      <style:text-properties officeooo:rsid="00248318"/>
    </style:style>
    <style:style style:name="T15" style:family="text">
      <style:text-properties officeooo:rsid="0024a47e"/>
    </style:style>
    <style:style style:name="T16" style:family="text">
      <style:text-properties officeooo:rsid="00252102"/>
    </style:style>
    <style:style style:name="T17" style:family="text">
      <style:text-properties officeooo:rsid="00256ece"/>
    </style:style>
    <style:style style:name="T18" style:family="text">
      <style:text-properties officeooo:rsid="0026872b"/>
    </style:style>
    <style:style style:name="T19" style:family="text">
      <style:text-properties officeooo:rsid="002871cf"/>
    </style:style>
    <style:style style:name="T20" style:family="text">
      <style:text-properties officeooo:rsid="002a6b3d"/>
    </style:style>
    <style:style style:name="T21" style:family="text">
      <style:text-properties officeooo:rsid="002ce2ea"/>
    </style:style>
    <style:style style:name="T22" style:family="text">
      <style:text-properties officeooo:rsid="002e9c48"/>
    </style:style>
    <style:style style:name="T23" style:family="text">
      <style:text-properties officeooo:rsid="002f75b4"/>
    </style:style>
    <style:style style:name="T24" style:family="text">
      <style:text-properties officeooo:rsid="003088f7"/>
    </style:style>
    <style:style style:name="T25" style:family="text">
      <style:text-properties officeooo:rsid="00317284"/>
    </style:style>
    <style:style style:name="T26" style:family="text">
      <style:text-properties officeooo:rsid="0031a641"/>
    </style:style>
    <style:style style:name="T27" style:family="text">
      <style:text-properties officeooo:rsid="0031e1da"/>
    </style:style>
    <style:style style:name="T28" style:family="text">
      <style:text-properties officeooo:rsid="0032d137"/>
    </style:style>
    <style:style style:name="T29" style:family="text">
      <style:text-properties officeooo:rsid="0033ba0b"/>
    </style:style>
    <style:style style:name="T30" style:family="text">
      <style:text-properties officeooo:rsid="00357641"/>
    </style:style>
    <style:style style:name="T31" style:family="text">
      <style:text-properties officeooo:rsid="00369def"/>
    </style:style>
    <style:style style:name="T32" style:family="text">
      <style:text-properties officeooo:rsid="003777eb"/>
    </style:style>
    <style:style style:name="T33" style:family="text">
      <style:text-properties officeooo:rsid="0038f16d"/>
    </style:style>
    <style:style style:name="T34" style:family="text">
      <style:text-properties officeooo:rsid="003a1f06"/>
    </style:style>
    <style:style style:name="T35" style:family="text">
      <style:text-properties officeooo:rsid="003a95ef"/>
    </style:style>
    <style:style style:name="T36" style:family="text">
      <style:text-properties officeooo:rsid="003c231c"/>
    </style:style>
    <style:style style:name="T37" style:family="text">
      <style:text-properties officeooo:rsid="003c34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piration, aspiration, neither, <text:span text:style-name="T1">trace, </text:span><text:span text:style-name="T2">exchange, </text:span><text:span text:style-name="T3">timber, </text:span><text:span text:style-name="T4">bar, strengthen, </text:span><text:span text:style-name="T5">concrete, </text:span><text:span text:style-name="T6">reinforce, reinforced concrete, </text:span><text:span text:style-name="T7">rural, urban, </text:span><text:span text:style-name="T8">uncontrolled, </text:span><text:span text:style-name="T9">throughout, </text:span><text:span text:style-name="T10">emerge, </text:span><text:span text:style-name="T11">notion, </text:span><text:span text:style-name="T12">bold, bald, </text:span><text:span text:style-name="T13">detract, </text:span><text:span text:style-name="T14">strip, </text:span><text:span text:style-name="T15">pillar, </text:span><text:span text:style-name="T16">influential, </text:span><text:span text:style-name="T17">geometric form, </text:span><text:span text:style-name="T18">simplicity, </text:span><text:span text:style-name="T19">profit, </text:span><text:span text:style-name="T20">rediscovery,</text:span></text:p>
      <text:p text:style-name="P1"/>
      <text:p text:style-name="P2">part 2</text:p>
      <text:p text:style-name="P2">estate, <text:span text:style-name="T21">high-rise, low-cost, </text:span><text:span text:style-name="T22">desert, dessert, </text:span><text:span text:style-name="T23">historic, historical, </text:span><text:span text:style-name="T24">refer to as, </text:span><text:span text:style-name="T25">facade, </text:span><text:span text:style-name="T26">housing, </text:span><text:span text:style-name="T27">townscape, <text:s/>landscape, </text:span><text:span text:style-name="T28">celebrated, </text:span><text:span text:style-name="T29">sophisticated, </text:span><text:span text:style-name="T30">disill</text:span><text:span text:style-name="T31">u</text:span><text:span text:style-name="T30">s</text:span><text:span text:style-name="T31">i</text:span><text:span text:style-name="T30">onment, <text:s/></text:span><text:span text:style-name="T31">coexistence, </text:span><text:span text:style-name="T32">favour, </text:span><text:span text:style-name="T33">adopt, adapt, </text:span><text:span text:style-name="T34">awareness, exploit, </text:span><text:span text:style-name="T35">fabricate, prefabricate, </text:span><text:span text:style-name="T36">handle something, </text:span><text:span text:style-name="T37">contribute to something,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30T14:42:39.853229700</meta:creation-date>
    <dc:date>2026-01-30T14:53:00.800213800</dc:date>
    <meta:editing-duration>PT10M3S</meta:editing-duration>
    <meta:editing-cycles>39</meta:editing-cycles>
    <meta:generator>LibreOffice/25.8.4.2$Windows_X86_64 LibreOffice_project/290daaa01b999472f0c7a3890eb6a550fd74c6df</meta:generator>
    <meta:document-statistic meta:table-count="0" meta:image-count="0" meta:object-count="0" meta:page-count="1" meta:paragraph-count="3" meta:word-count="61" meta:character-count="565" meta:non-whitespace-character-count="504"/>
  </office:meta>
</office:document-meta>
</file>